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Text_20_body">
      <style:paragraph-properties fo:text-align="start" style:justify-single-word="false"/>
      <style:text-properties officeooo:rsid="001f4ffd" officeooo:paragraph-rsid="001f4ffd"/>
    </style:style>
    <style:style style:name="P5" style:family="paragraph" style:parent-style-name="Text_20_body">
      <style:paragraph-properties fo:text-align="start" style:justify-single-word="false"/>
      <style:text-properties fo:color="#c9211e" loext:opacity="100%" officeooo:rsid="0024fd06" officeooo:paragraph-rsid="0024fd06"/>
    </style:style>
    <style:style style:name="P6" style:family="paragraph" style:parent-style-name="Text_20_body">
      <style:paragraph-properties fo:text-align="start" style:justify-single-word="false"/>
      <style:text-properties officeooo:rsid="0024fd06" officeooo:paragraph-rsid="0024fd06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officeooo:rsid="0024fd06" officeooo:paragraph-rsid="0024fd06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officeooo:rsid="0023617f" officeooo:paragraph-rsid="0023617f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officeooo:rsid="0029c307" officeooo:paragraph-rsid="0029c307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officeooo:rsid="0024fd06" officeooo:paragraph-rsid="0024fd06"/>
    </style:style>
    <style:style style:name="P11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12" style:family="paragraph">
      <style:paragraph-properties fo:text-align="center"/>
    </style:style>
    <style:style style:name="T1" style:family="text">
      <style:text-properties officeooo:rsid="001f4ffd"/>
    </style:style>
    <style:style style:name="T2" style:family="text">
      <style:text-properties officeooo:rsid="0020893b"/>
    </style:style>
    <style:style style:name="T3" style:family="text">
      <style:text-properties officeooo:rsid="002608c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line text:anchor-type="paragraph" draw:z-index="0" draw:name="Linie 1" draw:style-name="gr1" draw:text-style-name="P12" svg:x1="0.042cm" svg:y1="1.405cm" svg:x2="17.267cm" svg:y2="1.406cm"><text:p/></draw:line><text:span text:style-name="T1">Methoden </text:span><text:span text:style-name="T2">Basics</text:span>:</text:h>
      <text:p text:style-name="P3"/>
      <text:p text:style-name="P3"/>
      <text:p text:style-name="P2">Aufgabe 1:</text:p>
      <text:p text:style-name="P4">Schreibe eine Methode, die durch das eingegebene Geburtsjahr das Alter bestimmt, die eine Person nach Ende des aktuellen Jahres haben wird.</text:p>
      <text:p text:style-name="P4">CalculateAge( birthYear : int) : int</text:p>
      <text:p text:style-name="P4"/>
      <text:p text:style-name="P4">Aufgabe 2: </text:p>
      <text:p text:style-name="P4">Schreibe eine Funktion, die als Uebergabeparameter die Laenge und die Hoehe eines quadratischen Dreiecks bekommt. Die Funktion soll dann das Volumen des Dreiecks berechnen. </text:p>
      <text:p text:style-name="P4">Formel fuer das Volumen : V = 1/3 * Laenge^2 * Hoehe</text:p>
      <text:p text:style-name="P4">getVolumeSquaredPyramid (length : double , height : double) : double</text:p>
      <text:p text:style-name="P4"/>
      <text:p text:style-name="P4">Aufgabe 3: </text:p>
      <text:p text:style-name="P4">Schreibe eine Methode, die einen Namen als Uebergabeparameter erhaelt und dann auf der Konsole Hello mit dem anschliesenden Namen ausgibt</text:p>
      <text:p text:style-name="P4">Form: „Hello InputName“</text:p>
      <text:p text:style-name="P4">sayHelloTo (name : String) : void</text:p>
      <text:p text:style-name="P4"/>
      <text:p text:style-name="P4">Aufgabe 4: </text:p>
      <text:p text:style-name="P4">Schreibe eine Funktion, die zu einem eingegeben Celsius die Temperatur in Fahrenheit bestimmt. </text:p>
      <text:p text:style-name="P4"/>
      <text:p text:style-name="P4">Formel: </text:p>
      <text:p text:style-name="P4">F = Celsius * 1,8 +32</text:p>
      <text:p text:style-name="P4">celsiusToFahrenheit (tempinCelius : double ) : double </text:p>
      <text:p text:style-name="P4"/>
      <text:p text:style-name="P8">Aufgabe 5:</text:p>
      <text:p text:style-name="P8">Schreibe eine Funktion, die untersucht, ob ein eingegebenes Wort ein Palindrom ist. Das Wort, welches eingegeben wurde, soll mittels der Konsole abgefragt werden.</text:p>
      <text:p text:style-name="P9">IsPalindrom (String input_string) : boolean</text:p>
      <text:p text:style-name="P6"><text:soft-page-break/></text:p>
      <text:p text:style-name="P7">Aufgabe 6:</text:p>
      <text:p text:style-name="P7">Schreibe ein<text:span text:style-name="T3">e Methode, welche</text:span> den Nutzer nach einer Breite und nach einer Hoehe fragt. Dann soll ein Rechteck mittels „#“ <text:span text:style-name="T3">auf der Konsole</text:span> erstellt werden.</text:p>
      <text:p text:style-name="P7"/>
      <text:p text:style-name="P7">Eingabe Hoehe = 3 ,Breite = 2</text:p>
      <text:p text:style-name="P7"/>
      <text:p text:style-name="P10">##</text:p>
      <text:p text:style-name="P10">##</text:p>
      <text:p text:style-name="P10">##</text:p>
      <text:p text:style-name="P7"/>
      <text:p text:style-name="P7">Aufgabe 7:</text:p>
      <text:p text:style-name="P7">Schreibe ein Programm, welches aus den Zahlen [1 – 10 ] <text:s/>3 verschiedene Zahlen ausgibt. </text:p>
      <text:p text:style-name="P5"/>
      <text:p text:style-name="P5">Ergaenzung:</text:p>
      <text:p text:style-name="P5">Frage den Nutzer vor der Ziehung nach einer Zahl :</text:p>
      <text:p text:style-name="P5">Wenn die Zahl bei der Ziehung dabei ist, dann gib einen Text aus, dass der Benutzer gewonnen ha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2-04T17:36:34.509611059</dc:date>
    <meta:editing-duration>PT45M4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258" meta:character-count="1616" meta:non-whitespace-character-count="1378"/>
  </office:meta>
</office:document-meta>
</file>